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rkData.getSubData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resolveIDRef( String id , List pag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kmarkData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getID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createBookmarkData( Bookmark bookma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kmarkData.putUnresolved( String id , BookmarkData b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kmarkData.BookmarkData( Bookmark book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Data.showChild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getBookmark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is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BookmarkData( String title , boolean showChildren , PageViewport pv , String id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kmarkData.BookmarkData( BookmarkTree bookmark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kmarkData.getID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Bookmark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Data.addSubData( BookmarkData su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okmarkData.getPage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